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8pt" fo:font-style="normal" officeooo:rsid="0145cd5b" officeooo:paragraph-rsid="0145cd5b" fo:background-color="transparent" style:font-size-asian="8pt" style:font-style-asian="normal" style:font-size-complex="8pt" style:font-style-complex="normal"/>
    </style:style>
    <style:style style:name="P2" style:family="paragraph" style:parent-style-name="Standard">
      <style:text-properties fo:font-size="8pt" fo:font-style="normal" officeooo:rsid="0145cd5b" officeooo:paragraph-rsid="015163b2" fo:background-color="transparent" style:font-size-asian="8pt" style:font-style-asian="normal" style:font-size-complex="8pt" style:font-style-complex="normal"/>
    </style:style>
    <style:style style:name="P3" style:family="paragraph" style:parent-style-name="Standard">
      <style:text-properties fo:font-size="8pt" fo:font-style="normal" officeooo:rsid="0146bedc" officeooo:paragraph-rsid="0146bedc" fo:background-color="transparent" style:font-size-asian="8pt" style:font-style-asian="normal" style:font-size-complex="8pt" style:font-style-complex="normal"/>
    </style:style>
    <style:style style:name="T1" style:family="text">
      <style:text-properties officeooo:rsid="01468bcf"/>
    </style:style>
    <style:style style:name="T2" style:family="text">
      <style:text-properties officeooo:rsid="0146aefe"/>
    </style:style>
    <style:style style:name="T3" style:family="text">
      <style:text-properties officeooo:rsid="01483e9b"/>
    </style:style>
    <style:style style:name="T4" style:family="text">
      <style:text-properties officeooo:rsid="014c2b91"/>
    </style:style>
    <style:style style:name="T5" style:family="text">
      <style:text-properties officeooo:rsid="014efb19"/>
    </style:style>
    <style:style style:name="T6" style:family="text">
      <style:text-properties officeooo:rsid="01530e18"/>
    </style:style>
    <style:style style:name="T7" style:family="text">
      <style:text-properties officeooo:rsid="0159758e"/>
    </style:style>
    <style:style style:name="T8" style:family="text">
      <style:text-properties officeooo:rsid="016121b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enGL Pipelines</text:p>
      <text:p text:style-name="P1">1. Front end</text:p>
      <text:p text:style-name="P1"><text:tab/>vertex shading, tessellation, and geometry shading.</text:p>
      <text:p text:style-name="P1"><text:tab/>这个阶段的position<text:span text:style-name="T3">，称为clip space，是用奇次坐标表示的（x,y,z,w）。</text:span></text:p>
      <text:p text:style-name="P1">2. Assembly</text:p>
      <text:p text:style-name="P1"><text:tab/>将前面处理的vertics组装成Primitive。</text:p>
      <text:p text:style-name="P1">3. clippping</text:p>
      <text:p text:style-name="P2"><text:tab/>依据<text:span text:style-name="T1">Viewport进行裁剪.奇次坐标经过投影除法（projective division）后，就会转化为笛卡尔坐标，即使得w为1。</text:span>裁剪是在笛卡尔坐标中进行的<text:span text:style-name="T4">。</text:span></text:p>
      <text:p text:style-name="P1"><text:tab/>投影除法后<text:span text:style-name="T5">，position为normalized device space中的位置. 可视范围定义为：x/y：-1.0～1.0， z：0.0～1.0.</text:span><text:tab/></text:p>
      <text:p text:style-name="P1"/>
      <text:p text:style-name="P1"><text:tab/>窗口坐标一般定义左下角为<text:span text:style-name="T6">（0，0），其对角为（w-1，h-1）。其中w/h的单位为像素。normalized device space到window space的变换，称为Viewport Transformation. 视锥就是其物理表述。</text:span></text:p>
      <text:p text:style-name="P1"><text:tab/>culling<text:span text:style-name="T7">（选择），一个三角形有两个面，这个过程用于判断OpenGL要render那个面。glCullFace()可以选择GL_FRONT，GL_BACK, or GL_FRONT_AND_BACK.</text:span></text:p>
      <text:p text:style-name="P1"><text:tab/>向量的叉积<text:span text:style-name="T7">（法向量）</text:span>可用于判断一个三角形的朝向<text:span text:style-name="T7">，</text:span></text:p>
      <text:p text:style-name="P1">4. rasterization</text:p>
      <text:p text:style-name="P1"><text:tab/>判断那些像素被primitive覆盖<text:span text:style-name="T2">。因为便于并行处理，OpenGL系统使用half-space的方法进行判断，即每条三角形的边将空间分成内外两部分，仅当fragments落在所有三条边的内部，才认为fragment落在了三角形内部。</text:span></text:p>
      <text:p text:style-name="P3">5. fragment shading</text:p>
      <text:p text:style-name="P3"><text:tab/>primitive经过rasterizer处理后<text:span text:style-name="T8">，会产生a list of fragment,这些fragment就是需要被着色的。fragment这个词用来描述一个element，其会最终影响一个像素的颜色。像素最终的颜色还和depth or stencil tests，blending and multi-sampling有关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1:45:16.408317683</meta:creation-date>
    <meta:generator>LibreOffice/5.1.6.2$Linux_X86_64 LibreOffice_project/10m0$Build-2</meta:generator>
    <dc:date>2019-07-12T17:18:25.357805407</dc:date>
    <meta:editing-duration>P20DT20H34M6S</meta:editing-duration>
    <meta:editing-cycles>291</meta:editing-cycles>
    <meta:document-statistic meta:table-count="0" meta:image-count="0" meta:object-count="0" meta:page-count="1" meta:paragraph-count="16" meta:word-count="428" meta:character-count="907" meta:non-whitespace-character-count="862"/>
  </office:meta>
</office:document-meta>
</file>